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3" style:family="graphic" style:parent-style-name="standard">
      <style:graphic-properties draw:stroke="none" draw:fill="none" draw:textarea-vertical-align="middle" fo:min-height="0.382cm" fo:min-width="2.54cm" fo:padding-top="0.141cm" fo:padding-bottom="0.141cm" fo:padding-left="0.141cm" fo:padding-right="0.141cm"/>
    </style:style>
    <style:style style:name="gr4" style:family="graphic" style:parent-style-name="standard">
      <style:graphic-properties draw:stroke="solid" svg:stroke-width="0.025cm" svg:stroke-color="#000000" svg:stroke-opacity="100%" draw:stroke-linejoin="round" svg:stroke-linecap="round" draw:fill="none" draw:fill-color="#ffffff" fo:padding-top="0.137cm" fo:padding-bottom="0.137cm" fo:padding-left="0.262cm" fo:padding-right="0.262cm" draw:shadow="hidden"/>
    </style:style>
    <style:style style:name="gr5" style:family="graphic" style:parent-style-name="standard">
      <style:graphic-properties draw:stroke="none" draw:fill="none" draw:fill-color="#ffffff" draw:textarea-vertical-align="middle" fo:min-height="0.382cm" fo:min-width="2.54cm" fo:padding-top="0.141cm" fo:padding-bottom="0.141cm" fo:padding-left="0.141cm" fo:padding-right="0.141cm"/>
    </style:style>
    <style:style style:name="gr6" style:family="graphic" style:parent-style-name="standard">
      <style:graphic-properties svg:stroke-width="0.053cm" svg:stroke-color="#ef413d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3465a4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3465a4" draw:marker-start-width="0.279cm" draw:marker-end="Symmetric_20_Arrow" draw:marker-end-width="0.279cm" draw:textarea-vertical-align="middle" fo:padding-top="0.151cm" fo:padding-bottom="0.151cm" fo:padding-left="0.276cm" fo:padding-right="0.276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20%" fo:text-align="center" fo:text-indent="0cm"/>
    </style:style>
    <style:style style:name="P6" style:family="paragraph">
      <style:paragraph-properties fo:text-align="center"/>
      <style:text-properties fo:color="#ce181e"/>
    </style:style>
    <style:style style:name="P7" style:family="paragraph">
      <style:paragraph-properties fo:text-align="center"/>
    </style:style>
    <style:style style:name="T1" style:family="text">
      <style:text-properties fo:color="#000000" style:font-name="Arial" fo:font-size="8pt" style:font-name-asian="Arial" style:font-size-asian="8pt" style:font-name-complex="Arial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Zeichenblatt-1" draw:style-name="dp1" draw:master-page-name="PM0">
        <draw:g>
          <draw:g>
            <draw:polygon draw:style-name="gr1" draw:text-style-name="P1" draw:layer="layout" svg:width="1cm" svg:height="0.5cm" svg:x="1.072cm" svg:y="6.686cm" svg:viewBox="0 0 1001 501" draw:points="0,501 1001,501 1001,0 0,0">
              <text:p/>
            </draw:polygon>
            <draw:polygon draw:style-name="gr2" draw:text-style-name="P2" draw:layer="layout" svg:width="1cm" svg:height="0.5cm" svg:x="1.072cm" svg:y="6.686cm" svg:viewBox="0 0 1001 501" draw:points="0,501 1001,501 1001,0 0,0">
              <text:p/>
            </draw:polygon>
          </draw:g>
          <draw:frame draw:style-name="gr3" draw:text-style-name="P2" draw:layer="layout" svg:width="1cm" svg:height="0.664cm" svg:x="1.072cm" svg:y="6.604cm">
            <draw:text-box>
              <text:p text:style-name="P3"><text:span text:style-name="T1">1</text:span></text:p>
            </draw:text-box>
          </draw:frame>
        </draw:g>
        <draw:g>
          <draw:g>
            <draw:polygon draw:style-name="gr1" draw:text-style-name="P1" draw:layer="layout" svg:width="3.5cm" svg:height="0.5cm" svg:x="2.072cm" svg:y="6.686cm" svg:viewBox="0 0 3501 501" draw:points="0,501 3501,501 3501,0 0,0">
              <text:p/>
            </draw:polygon>
            <draw:polygon draw:style-name="gr2" draw:text-style-name="P2" draw:layer="layout" svg:width="3.5cm" svg:height="0.5cm" svg:x="2.072cm" svg:y="6.686cm" svg:viewBox="0 0 3501 501" draw:points="0,501 3501,501 3501,0 0,0">
              <text:p/>
            </draw:polygon>
          </draw:g>
          <draw:frame draw:style-name="gr3" draw:text-style-name="P2" draw:layer="layout" svg:width="3.5cm" svg:height="0.664cm" svg:x="2.072cm" svg:y="6.604cm">
            <draw:text-box>
              <text:p text:style-name="P3"><text:span text:style-name="T1">Use cases</text:span></text:p>
            </draw:text-box>
          </draw:frame>
        </draw:g>
        <draw:g>
          <draw:g>
            <draw:polygon draw:style-name="gr1" draw:text-style-name="P1" draw:layer="layout" svg:width="1.5cm" svg:height="0.5cm" svg:x="1.072cm" svg:y="7.186cm" svg:viewBox="0 0 1501 501" draw:points="0,501 1501,501 1501,0 0,0">
              <text:p/>
            </draw:polygon>
            <draw:polygon draw:style-name="gr2" draw:text-style-name="P2" draw:layer="layout" svg:width="1.5cm" svg:height="0.5cm" svg:x="1.072cm" svg:y="7.186cm" svg:viewBox="0 0 1501 501" draw:points="0,501 1501,501 1501,0 0,0">
              <text:p/>
            </draw:polygon>
          </draw:g>
          <draw:frame draw:style-name="gr3" draw:text-style-name="P2" draw:layer="layout" svg:width="1.5cm" svg:height="0.664cm" svg:x="1.072cm" svg:y="7.104cm">
            <draw:text-box>
              <text:p text:style-name="P3"><text:span text:style-name="T1">1</text:span></text:p>
            </draw:text-box>
          </draw:frame>
        </draw:g>
        <draw:g>
          <draw:g>
            <draw:polygon draw:style-name="gr1" draw:text-style-name="P1" draw:layer="layout" svg:width="1.5cm" svg:height="0.5cm" svg:x="2.572cm" svg:y="7.186cm" svg:viewBox="0 0 1501 501" draw:points="0,501 1501,501 1501,0 0,0">
              <text:p/>
            </draw:polygon>
            <draw:polygon draw:style-name="gr2" draw:text-style-name="P2" draw:layer="layout" svg:width="1.5cm" svg:height="0.5cm" svg:x="2.572cm" svg:y="7.186cm" svg:viewBox="0 0 1501 501" draw:points="0,501 1501,501 1501,0 0,0">
              <text:p/>
            </draw:polygon>
          </draw:g>
          <draw:frame draw:style-name="gr3" draw:text-style-name="P2" draw:layer="layout" svg:width="1.5cm" svg:height="0.664cm" svg:x="2.572cm" svg:y="7.104cm">
            <draw:text-box>
              <text:p text:style-name="P3"><text:span text:style-name="T1">0</text:span></text:p>
            </draw:text-box>
          </draw:frame>
        </draw:g>
        <draw:g xml:id="id1" draw:id="id1">
          <draw:g>
            <draw:polygon draw:style-name="gr1" draw:text-style-name="P1" draw:layer="layout" svg:width="1.5cm" svg:height="0.5cm" svg:x="4.072cm" svg:y="7.186cm" svg:viewBox="0 0 1501 501" draw:points="0,501 1501,501 1501,0 0,0">
              <text:p/>
            </draw:polygon>
            <draw:polygon draw:style-name="gr2" draw:text-style-name="P2" draw:layer="layout" svg:width="1.5cm" svg:height="0.5cm" svg:x="4.072cm" svg:y="7.186cm" svg:viewBox="0 0 1501 501" draw:points="0,501 1501,501 1501,0 0,0">
              <text:p/>
            </draw:polygon>
          </draw:g>
          <draw:frame draw:style-name="gr3" draw:text-style-name="P2" draw:layer="layout" svg:width="1.5cm" svg:height="0.664cm" svg:x="4.072cm" svg:y="7.104cm">
            <draw:text-box>
              <text:p text:style-name="P3"><text:span text:style-name="T1">0</text:span></text:p>
            </draw:text-box>
          </draw:frame>
        </draw:g>
        <draw:g>
          <draw:g>
            <draw:polygon draw:style-name="gr1" draw:text-style-name="P1" draw:layer="layout" svg:width="2.26cm" svg:height="0.5cm" svg:x="1.072cm" svg:y="7.686cm" svg:viewBox="0 0 2261 501" draw:points="0,501 2261,501 2261,0 0,0">
              <text:p/>
            </draw:polygon>
            <draw:polygon draw:style-name="gr2" draw:text-style-name="P2" draw:layer="layout" svg:width="2.26cm" svg:height="0.5cm" svg:x="1.072cm" svg:y="7.686cm" svg:viewBox="0 0 2261 501" draw:points="0,501 2261,501 2261,0 0,0">
              <text:p/>
            </draw:polygon>
          </draw:g>
          <draw:frame draw:style-name="gr3" draw:text-style-name="P2" draw:layer="layout" svg:width="2.26cm" svg:height="0.664cm" svg:x="1.072cm" svg:y="7.604cm">
            <draw:text-box>
              <text:p text:style-name="P3"><text:span text:style-name="T1">0</text:span></text:p>
            </draw:text-box>
          </draw:frame>
        </draw:g>
        <draw:g>
          <draw:g>
            <draw:polygon draw:style-name="gr1" draw:text-style-name="P1" draw:layer="layout" svg:width="2.24cm" svg:height="0.5cm" svg:x="3.332cm" svg:y="7.686cm" svg:viewBox="0 0 2241 501" draw:points="0,501 2241,501 2241,0 0,0">
              <text:p/>
            </draw:polygon>
            <draw:polygon draw:style-name="gr4" draw:text-style-name="P4" draw:layer="layout" svg:width="2.24cm" svg:height="0.5cm" svg:x="3.332cm" svg:y="7.686cm" svg:viewBox="0 0 2241 501" draw:points="0,501 2241,501 2241,0 0,0">
              <text:p/>
            </draw:polygon>
          </draw:g>
          <draw:frame draw:style-name="gr5" draw:text-style-name="P5" draw:layer="layout" svg:width="2.24cm" svg:height="0.664cm" svg:x="3.332cm" svg:y="7.604cm">
            <draw:text-box>
              <text:p text:style-name="P3"><text:span text:style-name="T1">1</text:span></text:p>
            </draw:text-box>
          </draw:frame>
        </draw:g>
        <draw:g>
          <draw:g>
            <draw:polygon draw:style-name="gr1" draw:text-style-name="P1" draw:layer="layout" svg:width="2.26cm" svg:height="0.5cm" svg:x="1.072cm" svg:y="8.186cm" svg:viewBox="0 0 2261 501" draw:points="0,501 2261,501 2261,0 0,0">
              <text:p/>
            </draw:polygon>
            <draw:polygon draw:style-name="gr2" draw:text-style-name="P2" draw:layer="layout" svg:width="2.26cm" svg:height="0.5cm" svg:x="1.072cm" svg:y="8.186cm" svg:viewBox="0 0 2261 501" draw:points="0,501 2261,501 2261,0 0,0">
              <text:p/>
            </draw:polygon>
          </draw:g>
          <draw:frame draw:style-name="gr3" draw:text-style-name="P2" draw:layer="layout" svg:width="2.26cm" svg:height="0.664cm" svg:x="1.072cm" svg:y="8.104cm">
            <draw:text-box>
              <text:p text:style-name="P3"><text:span text:style-name="T1">0</text:span></text:p>
            </draw:text-box>
          </draw:frame>
        </draw:g>
        <draw:g>
          <draw:g>
            <draw:polygon draw:style-name="gr1" draw:text-style-name="P1" draw:layer="layout" svg:width="2.24cm" svg:height="0.5cm" svg:x="3.332cm" svg:y="8.186cm" svg:viewBox="0 0 2241 501" draw:points="0,501 2241,501 2241,0 0,0">
              <text:p/>
            </draw:polygon>
            <draw:polygon draw:style-name="gr2" draw:text-style-name="P2" draw:layer="layout" svg:width="2.24cm" svg:height="0.5cm" svg:x="3.332cm" svg:y="8.186cm" svg:viewBox="0 0 2241 501" draw:points="0,501 2241,501 2241,0 0,0">
              <text:p/>
            </draw:polygon>
          </draw:g>
          <draw:frame draw:style-name="gr3" draw:text-style-name="P2" draw:layer="layout" svg:width="2.24cm" svg:height="0.664cm" svg:x="3.332cm" svg:y="8.104cm">
            <draw:text-box>
              <text:p text:style-name="P3"><text:span text:style-name="T1">1</text:span></text:p>
            </draw:text-box>
          </draw:frame>
        </draw:g>
        <draw:g xml:id="id2" draw:id="id2">
          <draw:g>
            <draw:polygon draw:style-name="gr1" draw:text-style-name="P1" draw:layer="layout" svg:width="1cm" svg:height="0.5cm" svg:x="8.199cm" svg:y="8.332cm" svg:viewBox="0 0 1001 501" draw:points="0,501 1001,501 1001,0 0,0">
              <text:p/>
            </draw:polygon>
            <draw:polygon draw:style-name="gr2" draw:text-style-name="P2" draw:layer="layout" svg:width="1cm" svg:height="0.5cm" svg:x="8.199cm" svg:y="8.332cm" svg:viewBox="0 0 1001 501" draw:points="0,501 1001,501 1001,0 0,0">
              <text:p/>
            </draw:polygon>
          </draw:g>
          <draw:frame draw:style-name="gr3" draw:text-style-name="P2" draw:layer="layout" svg:width="1cm" svg:height="0.664cm" svg:x="8.199cm" svg:y="8.25cm">
            <draw:text-box>
              <text:p text:style-name="P3"><text:span text:style-name="T1">2</text:span></text:p>
            </draw:text-box>
          </draw:frame>
        </draw:g>
        <draw:g>
          <draw:g>
            <draw:polygon draw:style-name="gr1" draw:text-style-name="P1" draw:layer="layout" svg:width="3.5cm" svg:height="0.5cm" svg:x="9.199cm" svg:y="8.332cm" svg:viewBox="0 0 3501 501" draw:points="0,501 3501,501 3501,0 0,0">
              <text:p/>
            </draw:polygon>
            <draw:polygon draw:style-name="gr2" draw:text-style-name="P2" draw:layer="layout" svg:width="3.5cm" svg:height="0.5cm" svg:x="9.199cm" svg:y="8.332cm" svg:viewBox="0 0 3501 501" draw:points="0,501 3501,501 3501,0 0,0">
              <text:p/>
            </draw:polygon>
          </draw:g>
          <draw:frame draw:style-name="gr3" draw:text-style-name="P2" draw:layer="layout" svg:width="3.5cm" svg:height="0.664cm" svg:x="9.199cm" svg:y="8.25cm">
            <draw:text-box>
              <text:p text:style-name="P3"><text:span text:style-name="T1">Userinterface</text:span></text:p>
            </draw:text-box>
          </draw:frame>
        </draw:g>
        <draw:g>
          <draw:g>
            <draw:polygon draw:style-name="gr1" draw:text-style-name="P1" draw:layer="layout" svg:width="1.5cm" svg:height="0.5cm" svg:x="8.199cm" svg:y="8.832cm" svg:viewBox="0 0 1501 501" draw:points="0,501 1501,501 1501,0 0,0">
              <text:p/>
            </draw:polygon>
            <draw:polygon draw:style-name="gr2" draw:text-style-name="P2" draw:layer="layout" svg:width="1.5cm" svg:height="0.5cm" svg:x="8.199cm" svg:y="8.832cm" svg:viewBox="0 0 1501 501" draw:points="0,501 1501,501 1501,0 0,0">
              <text:p/>
            </draw:polygon>
          </draw:g>
          <draw:frame draw:style-name="gr3" draw:text-style-name="P2" draw:layer="layout" svg:width="1.5cm" svg:height="0.664cm" svg:x="8.199cm" svg:y="8.75cm">
            <draw:text-box>
              <text:p text:style-name="P3"><text:span text:style-name="T1">1</text:span></text:p>
            </draw:text-box>
          </draw:frame>
        </draw:g>
        <draw:g>
          <draw:g>
            <draw:polygon draw:style-name="gr1" draw:text-style-name="P1" draw:layer="layout" svg:width="1.5cm" svg:height="0.5cm" svg:x="9.699cm" svg:y="8.832cm" svg:viewBox="0 0 1501 501" draw:points="0,501 1501,501 1501,0 0,0">
              <text:p/>
            </draw:polygon>
            <draw:polygon draw:style-name="gr2" draw:text-style-name="P2" draw:layer="layout" svg:width="1.5cm" svg:height="0.5cm" svg:x="9.699cm" svg:y="8.832cm" svg:viewBox="0 0 1501 501" draw:points="0,501 1501,501 1501,0 0,0">
              <text:p/>
            </draw:polygon>
          </draw:g>
          <draw:frame draw:style-name="gr3" draw:text-style-name="P2" draw:layer="layout" svg:width="1.5cm" svg:height="0.664cm" svg:x="9.699cm" svg:y="8.75cm">
            <draw:text-box>
              <text:p text:style-name="P3"><text:span text:style-name="T1">0</text:span></text:p>
            </draw:text-box>
          </draw:frame>
        </draw:g>
        <draw:g>
          <draw:g>
            <draw:polygon draw:style-name="gr1" draw:text-style-name="P1" draw:layer="layout" svg:width="1.5cm" svg:height="0.5cm" svg:x="11.199cm" svg:y="8.832cm" svg:viewBox="0 0 1501 501" draw:points="0,501 1501,501 1501,0 0,0">
              <text:p/>
            </draw:polygon>
            <draw:polygon draw:style-name="gr2" draw:text-style-name="P2" draw:layer="layout" svg:width="1.5cm" svg:height="0.5cm" svg:x="11.199cm" svg:y="8.832cm" svg:viewBox="0 0 1501 501" draw:points="0,501 1501,501 1501,0 0,0">
              <text:p/>
            </draw:polygon>
          </draw:g>
          <draw:frame draw:style-name="gr3" draw:text-style-name="P2" draw:layer="layout" svg:width="1.5cm" svg:height="0.664cm" svg:x="11.199cm" svg:y="8.75cm">
            <draw:text-box>
              <text:p text:style-name="P3"><text:span text:style-name="T1">0</text:span></text:p>
            </draw:text-box>
          </draw:frame>
        </draw:g>
        <draw:g>
          <draw:g>
            <draw:polygon draw:style-name="gr1" draw:text-style-name="P1" draw:layer="layout" svg:width="2.26cm" svg:height="0.5cm" svg:x="8.199cm" svg:y="9.332cm" svg:viewBox="0 0 2261 501" draw:points="0,501 2261,501 2261,0 0,0">
              <text:p/>
            </draw:polygon>
            <draw:polygon draw:style-name="gr4" draw:text-style-name="P4" draw:layer="layout" svg:width="2.26cm" svg:height="0.5cm" svg:x="8.199cm" svg:y="9.332cm" svg:viewBox="0 0 2261 501" draw:points="0,501 2261,501 2261,0 0,0">
              <text:p/>
            </draw:polygon>
          </draw:g>
          <draw:frame draw:style-name="gr5" draw:text-style-name="P5" draw:layer="layout" svg:width="2.26cm" svg:height="0.664cm" svg:x="8.199cm" svg:y="9.25cm">
            <draw:text-box>
              <text:p text:style-name="P3"><text:span text:style-name="T1">1</text:span></text:p>
            </draw:text-box>
          </draw:frame>
        </draw:g>
        <draw:g>
          <draw:g>
            <draw:polygon draw:style-name="gr1" draw:text-style-name="P1" draw:layer="layout" svg:width="2.24cm" svg:height="0.5cm" svg:x="10.459cm" svg:y="9.332cm" svg:viewBox="0 0 2241 501" draw:points="0,501 2241,501 2241,0 0,0">
              <text:p/>
            </draw:polygon>
            <draw:polygon draw:style-name="gr4" draw:text-style-name="P4" draw:layer="layout" svg:width="2.24cm" svg:height="0.5cm" svg:x="10.459cm" svg:y="9.332cm" svg:viewBox="0 0 2241 501" draw:points="0,501 2241,501 2241,0 0,0">
              <text:p/>
            </draw:polygon>
          </draw:g>
          <draw:frame draw:style-name="gr5" draw:text-style-name="P5" draw:layer="layout" svg:width="2.24cm" svg:height="0.664cm" svg:x="10.459cm" svg:y="9.25cm">
            <draw:text-box>
              <text:p text:style-name="P3"><text:span text:style-name="T1">2</text:span></text:p>
            </draw:text-box>
          </draw:frame>
        </draw:g>
        <draw:g>
          <draw:g>
            <draw:polygon draw:style-name="gr1" draw:text-style-name="P1" draw:layer="layout" svg:width="2.26cm" svg:height="0.5cm" svg:x="8.199cm" svg:y="9.832cm" svg:viewBox="0 0 2261 501" draw:points="0,501 2261,501 2261,0 0,0">
              <text:p/>
            </draw:polygon>
            <draw:polygon draw:style-name="gr2" draw:text-style-name="P2" draw:layer="layout" svg:width="2.26cm" svg:height="0.5cm" svg:x="8.199cm" svg:y="9.832cm" svg:viewBox="0 0 2261 501" draw:points="0,501 2261,501 2261,0 0,0">
              <text:p/>
            </draw:polygon>
          </draw:g>
          <draw:frame draw:style-name="gr3" draw:text-style-name="P2" draw:layer="layout" svg:width="2.26cm" svg:height="0.664cm" svg:x="8.199cm" svg:y="9.75cm">
            <draw:text-box>
              <text:p text:style-name="P3"><text:span text:style-name="T1">1</text:span></text:p>
            </draw:text-box>
          </draw:frame>
        </draw:g>
        <draw:g xml:id="id3" draw:id="id3">
          <draw:g>
            <draw:polygon draw:style-name="gr1" draw:text-style-name="P1" draw:layer="layout" svg:width="2.24cm" svg:height="0.5cm" svg:x="10.459cm" svg:y="9.832cm" svg:viewBox="0 0 2241 501" draw:points="0,501 2241,501 2241,0 0,0">
              <text:p/>
            </draw:polygon>
            <draw:polygon draw:style-name="gr2" draw:text-style-name="P2" draw:layer="layout" svg:width="2.24cm" svg:height="0.5cm" svg:x="10.459cm" svg:y="9.832cm" svg:viewBox="0 0 2241 501" draw:points="0,501 2241,501 2241,0 0,0">
              <text:p/>
            </draw:polygon>
          </draw:g>
          <draw:frame draw:style-name="gr3" draw:text-style-name="P2" draw:layer="layout" svg:width="2.24cm" svg:height="0.664cm" svg:x="10.459cm" svg:y="9.75cm">
            <draw:text-box>
              <text:p text:style-name="P3"><text:span text:style-name="T1">2</text:span></text:p>
            </draw:text-box>
          </draw:frame>
        </draw:g>
        <draw:g>
          <draw:g>
            <draw:polygon draw:style-name="gr1" draw:text-style-name="P1" draw:layer="layout" svg:width="1cm" svg:height="0.5cm" svg:x="13.914cm" svg:y="10.745cm" svg:viewBox="0 0 1001 501" draw:points="0,501 1001,501 1001,0 0,0">
              <text:p/>
            </draw:polygon>
            <draw:polygon draw:style-name="gr2" draw:text-style-name="P2" draw:layer="layout" svg:width="1cm" svg:height="0.5cm" svg:x="13.914cm" svg:y="10.745cm" svg:viewBox="0 0 1001 501" draw:points="0,501 1001,501 1001,0 0,0">
              <text:p/>
            </draw:polygon>
          </draw:g>
          <draw:frame draw:style-name="gr3" draw:text-style-name="P2" draw:layer="layout" svg:width="1cm" svg:height="0.664cm" svg:x="13.914cm" svg:y="10.663cm">
            <draw:text-box>
              <text:p text:style-name="P3"><text:span text:style-name="T1">4</text:span></text:p>
            </draw:text-box>
          </draw:frame>
        </draw:g>
        <draw:g xml:id="id14" draw:id="id14">
          <draw:g>
            <draw:polygon draw:style-name="gr1" draw:text-style-name="P1" draw:layer="layout" svg:width="3.5cm" svg:height="0.5cm" svg:x="14.914cm" svg:y="10.745cm" svg:viewBox="0 0 3501 501" draw:points="0,501 3501,501 3501,0 0,0">
              <text:p/>
            </draw:polygon>
            <draw:polygon draw:style-name="gr2" draw:text-style-name="P2" draw:layer="layout" svg:width="3.5cm" svg:height="0.5cm" svg:x="14.914cm" svg:y="10.745cm" svg:viewBox="0 0 3501 501" draw:points="0,501 3501,501 3501,0 0,0">
              <text:p/>
            </draw:polygon>
          </draw:g>
          <draw:frame draw:style-name="gr3" draw:text-style-name="P2" draw:layer="layout" svg:width="3.5cm" svg:height="0.664cm" svg:x="14.914cm" svg:y="10.663cm">
            <draw:text-box>
              <text:p text:style-name="P3"><text:span text:style-name="T1">Prototyp umsetzen</text:span></text:p>
            </draw:text-box>
          </draw:frame>
        </draw:g>
        <draw:g>
          <draw:g>
            <draw:polygon draw:style-name="gr1" draw:text-style-name="P1" draw:layer="layout" svg:width="1.5cm" svg:height="0.5cm" svg:x="13.914cm" svg:y="11.245cm" svg:viewBox="0 0 1501 501" draw:points="0,501 1501,501 1501,0 0,0">
              <text:p/>
            </draw:polygon>
            <draw:polygon draw:style-name="gr2" draw:text-style-name="P2" draw:layer="layout" svg:width="1.5cm" svg:height="0.5cm" svg:x="13.914cm" svg:y="11.245cm" svg:viewBox="0 0 1501 501" draw:points="0,501 1501,501 1501,0 0,0">
              <text:p/>
            </draw:polygon>
          </draw:g>
          <draw:frame draw:style-name="gr3" draw:text-style-name="P2" draw:layer="layout" svg:width="1.5cm" svg:height="0.664cm" svg:x="13.914cm" svg:y="11.163cm">
            <draw:text-box>
              <text:p text:style-name="P3"><text:span text:style-name="T1">20</text:span></text:p>
            </draw:text-box>
          </draw:frame>
        </draw:g>
        <draw:g>
          <draw:g>
            <draw:polygon draw:style-name="gr1" draw:text-style-name="P1" draw:layer="layout" svg:width="1.5cm" svg:height="0.5cm" svg:x="15.414cm" svg:y="11.245cm" svg:viewBox="0 0 1501 501" draw:points="0,501 1501,501 1501,0 0,0">
              <text:p/>
            </draw:polygon>
            <draw:polygon draw:style-name="gr2" draw:text-style-name="P2" draw:layer="layout" svg:width="1.5cm" svg:height="0.5cm" svg:x="15.414cm" svg:y="11.245cm" svg:viewBox="0 0 1501 501" draw:points="0,501 1501,501 1501,0 0,0">
              <text:p/>
            </draw:polygon>
          </draw:g>
          <draw:frame draw:style-name="gr3" draw:text-style-name="P2" draw:layer="layout" svg:width="1.5cm" svg:height="0.664cm" svg:x="15.414cm" svg:y="11.163cm">
            <draw:text-box>
              <text:p text:style-name="P3"><text:span text:style-name="T1">0</text:span></text:p>
            </draw:text-box>
          </draw:frame>
        </draw:g>
        <draw:g>
          <draw:g>
            <draw:polygon draw:style-name="gr1" draw:text-style-name="P1" draw:layer="layout" svg:width="1.5cm" svg:height="0.5cm" svg:x="16.914cm" svg:y="11.245cm" svg:viewBox="0 0 1501 501" draw:points="0,501 1501,501 1501,0 0,0">
              <text:p/>
            </draw:polygon>
            <draw:polygon draw:style-name="gr2" draw:text-style-name="P2" draw:layer="layout" svg:width="1.5cm" svg:height="0.5cm" svg:x="16.914cm" svg:y="11.245cm" svg:viewBox="0 0 1501 501" draw:points="0,501 1501,501 1501,0 0,0">
              <text:p/>
            </draw:polygon>
          </draw:g>
          <draw:frame draw:style-name="gr3" draw:text-style-name="P2" draw:layer="layout" svg:width="1.5cm" svg:height="0.664cm" svg:x="16.914cm" svg:y="11.163cm">
            <draw:text-box>
              <text:p text:style-name="P3"><text:span text:style-name="T1">0</text:span></text:p>
            </draw:text-box>
          </draw:frame>
        </draw:g>
        <draw:g>
          <draw:g>
            <draw:polygon draw:style-name="gr1" draw:text-style-name="P1" draw:layer="layout" svg:width="2.26cm" svg:height="0.5cm" svg:x="13.914cm" svg:y="11.745cm" svg:viewBox="0 0 2261 501" draw:points="0,501 2261,501 2261,0 0,0">
              <text:p/>
            </draw:polygon>
            <draw:polygon draw:style-name="gr4" draw:text-style-name="P4" draw:layer="layout" svg:width="2.26cm" svg:height="0.5cm" svg:x="13.914cm" svg:y="11.745cm" svg:viewBox="0 0 2261 501" draw:points="0,501 2261,501 2261,0 0,0">
              <text:p/>
            </draw:polygon>
          </draw:g>
          <draw:frame draw:style-name="gr5" draw:text-style-name="P5" draw:layer="layout" svg:width="2.26cm" svg:height="0.664cm" svg:x="13.914cm" svg:y="11.663cm">
            <draw:text-box>
              <text:p text:style-name="P3"><text:span text:style-name="T1">4</text:span></text:p>
            </draw:text-box>
          </draw:frame>
        </draw:g>
        <draw:g>
          <draw:g>
            <draw:polygon draw:style-name="gr1" draw:text-style-name="P1" draw:layer="layout" svg:width="2.24cm" svg:height="0.5cm" svg:x="16.174cm" svg:y="11.745cm" svg:viewBox="0 0 2241 501" draw:points="0,501 2241,501 2241,0 0,0">
              <text:p/>
            </draw:polygon>
            <draw:polygon draw:style-name="gr4" draw:text-style-name="P4" draw:layer="layout" svg:width="2.24cm" svg:height="0.5cm" svg:x="16.174cm" svg:y="11.745cm" svg:viewBox="0 0 2241 501" draw:points="0,501 2241,501 2241,0 0,0">
              <text:p/>
            </draw:polygon>
          </draw:g>
          <draw:frame draw:style-name="gr5" draw:text-style-name="P5" draw:layer="layout" svg:width="2.24cm" svg:height="0.664cm" svg:x="16.174cm" svg:y="11.663cm">
            <draw:text-box>
              <text:p text:style-name="P3"><text:span text:style-name="T1">24</text:span></text:p>
            </draw:text-box>
          </draw:frame>
        </draw:g>
        <draw:g xml:id="id8" draw:id="id8">
          <draw:g>
            <draw:polygon draw:style-name="gr1" draw:text-style-name="P1" draw:layer="layout" svg:width="2.26cm" svg:height="0.5cm" svg:x="13.914cm" svg:y="12.245cm" svg:viewBox="0 0 2261 501" draw:points="0,501 2261,501 2261,0 0,0">
              <text:p/>
            </draw:polygon>
            <draw:polygon draw:style-name="gr2" draw:text-style-name="P2" draw:layer="layout" svg:width="2.26cm" svg:height="0.5cm" svg:x="13.914cm" svg:y="12.245cm" svg:viewBox="0 0 2261 501" draw:points="0,501 2261,501 2261,0 0,0">
              <text:p/>
            </draw:polygon>
          </draw:g>
          <draw:frame draw:style-name="gr3" draw:text-style-name="P2" draw:layer="layout" svg:width="2.26cm" svg:height="0.664cm" svg:x="13.914cm" svg:y="12.163cm">
            <draw:text-box>
              <text:p text:style-name="P3"><text:span text:style-name="T1">4</text:span></text:p>
            </draw:text-box>
          </draw:frame>
        </draw:g>
        <draw:g xml:id="id5" draw:id="id5">
          <draw:g>
            <draw:polygon draw:style-name="gr1" draw:text-style-name="P1" draw:layer="layout" svg:width="2.24cm" svg:height="0.5cm" svg:x="16.174cm" svg:y="12.245cm" svg:viewBox="0 0 2241 501" draw:points="0,501 2241,501 2241,0 0,0">
              <text:p/>
            </draw:polygon>
            <draw:polygon draw:style-name="gr2" draw:text-style-name="P2" draw:layer="layout" svg:width="2.24cm" svg:height="0.5cm" svg:x="16.174cm" svg:y="12.245cm" svg:viewBox="0 0 2241 501" draw:points="0,501 2241,501 2241,0 0,0">
              <text:p/>
            </draw:polygon>
          </draw:g>
          <draw:frame draw:style-name="gr3" draw:text-style-name="P2" draw:layer="layout" svg:width="2.24cm" svg:height="0.664cm" svg:x="16.174cm" svg:y="12.163cm">
            <draw:text-box>
              <text:p text:style-name="P3"><text:span text:style-name="T1">24</text:span></text:p>
            </draw:text-box>
          </draw:frame>
        </draw:g>
        <draw:g>
          <draw:g>
            <draw:polygon draw:style-name="gr1" draw:text-style-name="P1" draw:layer="layout" svg:width="1cm" svg:height="0.5cm" svg:x="14.549cm" svg:y="14.677cm" svg:viewBox="0 0 1001 501" draw:points="0,501 1001,501 1001,0 0,0">
              <text:p/>
            </draw:polygon>
            <draw:polygon draw:style-name="gr2" draw:text-style-name="P2" draw:layer="layout" svg:width="1cm" svg:height="0.5cm" svg:x="14.549cm" svg:y="14.677cm" svg:viewBox="0 0 1001 501" draw:points="0,501 1001,501 1001,0 0,0">
              <text:p/>
            </draw:polygon>
          </draw:g>
          <draw:frame draw:style-name="gr3" draw:text-style-name="P2" draw:layer="layout" svg:width="1cm" svg:height="0.664cm" svg:x="14.549cm" svg:y="14.595cm">
            <draw:text-box>
              <text:p text:style-name="P3"><text:span text:style-name="T1">5</text:span></text:p>
            </draw:text-box>
          </draw:frame>
        </draw:g>
        <draw:g xml:id="id6" draw:id="id6">
          <draw:g>
            <draw:polygon draw:style-name="gr1" draw:text-style-name="P1" draw:layer="layout" svg:width="3.5cm" svg:height="0.5cm" svg:x="15.549cm" svg:y="14.677cm" svg:viewBox="0 0 3501 501" draw:points="0,501 3501,501 3501,0 0,0">
              <text:p/>
            </draw:polygon>
            <draw:polygon draw:style-name="gr2" draw:text-style-name="P2" draw:layer="layout" svg:width="3.5cm" svg:height="0.5cm" svg:x="15.549cm" svg:y="14.677cm" svg:viewBox="0 0 3501 501" draw:points="0,501 3501,501 3501,0 0,0">
              <text:p/>
            </draw:polygon>
          </draw:g>
          <draw:frame draw:style-name="gr3" draw:text-style-name="P2" draw:layer="layout" svg:width="3.5cm" svg:height="0.664cm" svg:x="15.549cm" svg:y="14.595cm">
            <draw:text-box>
              <text:p text:style-name="P3"><text:span text:style-name="T1">Alphatest mit Usern</text:span></text:p>
            </draw:text-box>
          </draw:frame>
        </draw:g>
        <draw:g xml:id="id9" draw:id="id9">
          <draw:g>
            <draw:polygon draw:style-name="gr1" draw:text-style-name="P1" draw:layer="layout" svg:width="1.5cm" svg:height="0.5cm" svg:x="14.549cm" svg:y="15.177cm" svg:viewBox="0 0 1501 501" draw:points="0,501 1501,501 1501,0 0,0">
              <text:p/>
            </draw:polygon>
            <draw:polygon draw:style-name="gr2" draw:text-style-name="P2" draw:layer="layout" svg:width="1.5cm" svg:height="0.5cm" svg:x="14.549cm" svg:y="15.177cm" svg:viewBox="0 0 1501 501" draw:points="0,501 1501,501 1501,0 0,0">
              <text:p/>
            </draw:polygon>
          </draw:g>
          <draw:frame draw:style-name="gr3" draw:text-style-name="P2" draw:layer="layout" svg:width="1.5cm" svg:height="0.664cm" svg:x="14.549cm" svg:y="15.095cm">
            <draw:text-box>
              <text:p text:style-name="P3"><text:span text:style-name="T1">5</text:span></text:p>
            </draw:text-box>
          </draw:frame>
        </draw:g>
        <draw:g>
          <draw:g>
            <draw:polygon draw:style-name="gr1" draw:text-style-name="P1" draw:layer="layout" svg:width="1.5cm" svg:height="0.5cm" svg:x="16.049cm" svg:y="15.177cm" svg:viewBox="0 0 1501 501" draw:points="0,501 1501,501 1501,0 0,0">
              <text:p/>
            </draw:polygon>
            <draw:polygon draw:style-name="gr2" draw:text-style-name="P2" draw:layer="layout" svg:width="1.5cm" svg:height="0.5cm" svg:x="16.049cm" svg:y="15.177cm" svg:viewBox="0 0 1501 501" draw:points="0,501 1501,501 1501,0 0,0">
              <text:p/>
            </draw:polygon>
          </draw:g>
          <draw:frame draw:style-name="gr3" draw:text-style-name="P2" draw:layer="layout" svg:width="1.5cm" svg:height="0.664cm" svg:x="16.049cm" svg:y="15.095cm">
            <draw:text-box>
              <text:p text:style-name="P3"><text:span text:style-name="T1">0</text:span></text:p>
            </draw:text-box>
          </draw:frame>
        </draw:g>
        <draw:g>
          <draw:g>
            <draw:polygon draw:style-name="gr1" draw:text-style-name="P1" draw:layer="layout" svg:width="1.5cm" svg:height="0.5cm" svg:x="17.549cm" svg:y="15.177cm" svg:viewBox="0 0 1501 501" draw:points="0,501 1501,501 1501,0 0,0">
              <text:p/>
            </draw:polygon>
            <draw:polygon draw:style-name="gr2" draw:text-style-name="P2" draw:layer="layout" svg:width="1.5cm" svg:height="0.5cm" svg:x="17.549cm" svg:y="15.177cm" svg:viewBox="0 0 1501 501" draw:points="0,501 1501,501 1501,0 0,0">
              <text:p/>
            </draw:polygon>
          </draw:g>
          <draw:frame draw:style-name="gr3" draw:text-style-name="P2" draw:layer="layout" svg:width="1.5cm" svg:height="0.664cm" svg:x="17.549cm" svg:y="15.095cm">
            <draw:text-box>
              <text:p text:style-name="P3"><text:span text:style-name="T1">0</text:span></text:p>
            </draw:text-box>
          </draw:frame>
        </draw:g>
        <draw:g>
          <draw:g>
            <draw:polygon draw:style-name="gr1" draw:text-style-name="P1" draw:layer="layout" svg:width="2.26cm" svg:height="0.5cm" svg:x="14.549cm" svg:y="15.677cm" svg:viewBox="0 0 2261 501" draw:points="0,501 2261,501 2261,0 0,0">
              <text:p/>
            </draw:polygon>
            <draw:polygon draw:style-name="gr4" draw:text-style-name="P4" draw:layer="layout" svg:width="2.26cm" svg:height="0.5cm" svg:x="14.549cm" svg:y="15.677cm" svg:viewBox="0 0 2261 501" draw:points="0,501 2261,501 2261,0 0,0">
              <text:p/>
            </draw:polygon>
          </draw:g>
          <draw:frame draw:style-name="gr5" draw:text-style-name="P5" draw:layer="layout" svg:width="2.26cm" svg:height="0.664cm" svg:x="14.549cm" svg:y="15.595cm">
            <draw:text-box>
              <text:p text:style-name="P3"><text:span text:style-name="T1">24</text:span></text:p>
            </draw:text-box>
          </draw:frame>
        </draw:g>
        <draw:g>
          <draw:g>
            <draw:polygon draw:style-name="gr1" draw:text-style-name="P1" draw:layer="layout" svg:width="2.24cm" svg:height="0.5cm" svg:x="16.809cm" svg:y="15.677cm" svg:viewBox="0 0 2241 501" draw:points="0,501 2241,501 2241,0 0,0">
              <text:p/>
            </draw:polygon>
            <draw:polygon draw:style-name="gr2" draw:text-style-name="P2" draw:layer="layout" svg:width="2.24cm" svg:height="0.5cm" svg:x="16.809cm" svg:y="15.677cm" svg:viewBox="0 0 2241 501" draw:points="0,501 2241,501 2241,0 0,0">
              <text:p/>
            </draw:polygon>
          </draw:g>
          <draw:frame draw:style-name="gr3" draw:text-style-name="P2" draw:layer="layout" svg:width="2.24cm" svg:height="0.664cm" svg:x="16.809cm" svg:y="15.595cm">
            <draw:text-box>
              <text:p text:style-name="P3"><text:span text:style-name="T1">29</text:span></text:p>
            </draw:text-box>
          </draw:frame>
        </draw:g>
        <draw:g>
          <draw:g>
            <draw:polygon draw:style-name="gr1" draw:text-style-name="P1" draw:layer="layout" svg:width="2.26cm" svg:height="0.5cm" svg:x="14.549cm" svg:y="16.177cm" svg:viewBox="0 0 2261 501" draw:points="0,501 2261,501 2261,0 0,0">
              <text:p/>
            </draw:polygon>
            <draw:polygon draw:style-name="gr2" draw:text-style-name="P2" draw:layer="layout" svg:width="2.26cm" svg:height="0.5cm" svg:x="14.549cm" svg:y="16.177cm" svg:viewBox="0 0 2261 501" draw:points="0,501 2261,501 2261,0 0,0">
              <text:p/>
            </draw:polygon>
          </draw:g>
          <draw:frame draw:style-name="gr3" draw:text-style-name="P2" draw:layer="layout" svg:width="2.26cm" svg:height="0.664cm" svg:x="14.549cm" svg:y="16.095cm">
            <draw:text-box>
              <text:p text:style-name="P3"><text:span text:style-name="T1">24</text:span></text:p>
            </draw:text-box>
          </draw:frame>
        </draw:g>
        <draw:g>
          <draw:g>
            <draw:polygon draw:style-name="gr1" draw:text-style-name="P1" draw:layer="layout" svg:width="2.24cm" svg:height="0.5cm" svg:x="16.809cm" svg:y="16.177cm" svg:viewBox="0 0 2241 501" draw:points="0,501 2241,501 2241,0 0,0">
              <text:p/>
            </draw:polygon>
            <draw:polygon draw:style-name="gr2" draw:text-style-name="P2" draw:layer="layout" svg:width="2.24cm" svg:height="0.5cm" svg:x="16.809cm" svg:y="16.177cm" svg:viewBox="0 0 2241 501" draw:points="0,501 2241,501 2241,0 0,0">
              <text:p/>
            </draw:polygon>
          </draw:g>
          <draw:frame draw:style-name="gr3" draw:text-style-name="P2" draw:layer="layout" svg:width="2.24cm" svg:height="0.664cm" svg:x="16.809cm" svg:y="16.095cm">
            <draw:text-box>
              <text:p text:style-name="P3"><text:span text:style-name="T1">29</text:span></text:p>
            </draw:text-box>
          </draw:frame>
        </draw:g>
        <draw:g>
          <draw:g>
            <draw:polygon draw:style-name="gr1" draw:text-style-name="P1" draw:layer="layout" svg:width="1cm" svg:height="0.5cm" svg:x="1.087cm" svg:y="10.74cm" svg:viewBox="0 0 1001 501" draw:points="0,501 1001,501 1001,0 0,0">
              <text:p/>
            </draw:polygon>
            <draw:polygon draw:style-name="gr2" draw:text-style-name="P2" draw:layer="layout" svg:width="1cm" svg:height="0.5cm" svg:x="1.087cm" svg:y="10.74cm" svg:viewBox="0 0 1001 501" draw:points="0,501 1001,501 1001,0 0,0">
              <text:p/>
            </draw:polygon>
          </draw:g>
          <draw:frame draw:style-name="gr3" draw:text-style-name="P2" draw:layer="layout" svg:width="1cm" svg:height="0.664cm" svg:x="1.087cm" svg:y="10.658cm">
            <draw:text-box>
              <text:p text:style-name="P3"><text:span text:style-name="T1">3</text:span></text:p>
            </draw:text-box>
          </draw:frame>
        </draw:g>
        <draw:g xml:id="id4" draw:id="id4">
          <draw:g>
            <draw:polygon draw:style-name="gr1" draw:text-style-name="P1" draw:layer="layout" svg:width="3.5cm" svg:height="0.5cm" svg:x="2.087cm" svg:y="10.74cm" svg:viewBox="0 0 3501 501" draw:points="0,501 3501,501 3501,0 0,0">
              <text:p/>
            </draw:polygon>
            <draw:polygon draw:style-name="gr2" draw:text-style-name="P2" draw:layer="layout" svg:width="3.5cm" svg:height="0.5cm" svg:x="2.087cm" svg:y="10.74cm" svg:viewBox="0 0 3501 501" draw:points="0,501 3501,501 3501,0 0,0">
              <text:p/>
            </draw:polygon>
          </draw:g>
          <draw:frame draw:style-name="gr3" draw:text-style-name="P2" draw:layer="layout" svg:width="3.5cm" svg:height="0.664cm" svg:x="2.087cm" svg:y="10.658cm">
            <draw:text-box>
              <text:p text:style-name="P3"><text:span text:style-name="T1">Testfälle schreiben</text:span></text:p>
            </draw:text-box>
          </draw:frame>
        </draw:g>
        <draw:g>
          <draw:g>
            <draw:polygon draw:style-name="gr1" draw:text-style-name="P1" draw:layer="layout" svg:width="1.5cm" svg:height="0.5cm" svg:x="1.087cm" svg:y="11.24cm" svg:viewBox="0 0 1501 501" draw:points="0,501 1501,501 1501,0 0,0">
              <text:p/>
            </draw:polygon>
            <draw:polygon draw:style-name="gr2" draw:text-style-name="P2" draw:layer="layout" svg:width="1.5cm" svg:height="0.5cm" svg:x="1.087cm" svg:y="11.24cm" svg:viewBox="0 0 1501 501" draw:points="0,501 1501,501 1501,0 0,0">
              <text:p/>
            </draw:polygon>
          </draw:g>
          <draw:frame draw:style-name="gr3" draw:text-style-name="P2" draw:layer="layout" svg:width="1.5cm" svg:height="0.664cm" svg:x="1.087cm" svg:y="11.158cm">
            <draw:text-box>
              <text:p text:style-name="P3"><text:span text:style-name="T1">2</text:span></text:p>
            </draw:text-box>
          </draw:frame>
        </draw:g>
        <draw:g>
          <draw:g>
            <draw:polygon draw:style-name="gr1" draw:text-style-name="P1" draw:layer="layout" svg:width="1.5cm" svg:height="0.5cm" svg:x="2.587cm" svg:y="11.24cm" svg:viewBox="0 0 1501 501" draw:points="0,501 1501,501 1501,0 0,0">
              <text:p/>
            </draw:polygon>
            <draw:polygon draw:style-name="gr2" draw:text-style-name="P2" draw:layer="layout" svg:width="1.5cm" svg:height="0.5cm" svg:x="2.587cm" svg:y="11.24cm" svg:viewBox="0 0 1501 501" draw:points="0,501 1501,501 1501,0 0,0">
              <text:p/>
            </draw:polygon>
          </draw:g>
          <draw:frame draw:style-name="gr3" draw:text-style-name="P2" draw:layer="layout" svg:width="1.5cm" svg:height="0.664cm" svg:x="2.587cm" svg:y="11.158cm">
            <draw:text-box>
              <text:p text:style-name="P3"><text:span text:style-name="T1">0</text:span></text:p>
            </draw:text-box>
          </draw:frame>
        </draw:g>
        <draw:g>
          <draw:g>
            <draw:polygon draw:style-name="gr1" draw:text-style-name="P1" draw:layer="layout" svg:width="1.5cm" svg:height="0.5cm" svg:x="4.087cm" svg:y="11.24cm" svg:viewBox="0 0 1501 501" draw:points="0,501 1501,501 1501,0 0,0">
              <text:p/>
            </draw:polygon>
            <draw:polygon draw:style-name="gr2" draw:text-style-name="P2" draw:layer="layout" svg:width="1.5cm" svg:height="0.5cm" svg:x="4.087cm" svg:y="11.24cm" svg:viewBox="0 0 1501 501" draw:points="0,501 1501,501 1501,0 0,0">
              <text:p/>
            </draw:polygon>
          </draw:g>
          <draw:frame draw:style-name="gr3" draw:text-style-name="P2" draw:layer="layout" svg:width="1.5cm" svg:height="0.664cm" svg:x="4.087cm" svg:y="11.158cm">
            <draw:text-box>
              <text:p text:style-name="P3"><text:span text:style-name="T1">0</text:span></text:p>
            </draw:text-box>
          </draw:frame>
        </draw:g>
        <draw:g>
          <draw:g>
            <draw:polygon draw:style-name="gr1" draw:text-style-name="P1" draw:layer="layout" svg:width="2.26cm" svg:height="0.5cm" svg:x="1.087cm" svg:y="11.74cm" svg:viewBox="0 0 2261 501" draw:points="0,501 2261,501 2261,0 0,0">
              <text:p/>
            </draw:polygon>
            <draw:polygon draw:style-name="gr4" draw:text-style-name="P4" draw:layer="layout" svg:width="2.26cm" svg:height="0.5cm" svg:x="1.087cm" svg:y="11.74cm" svg:viewBox="0 0 2261 501" draw:points="0,501 2261,501 2261,0 0,0">
              <text:p/>
            </draw:polygon>
          </draw:g>
          <draw:frame draw:style-name="gr5" draw:text-style-name="P5" draw:layer="layout" svg:width="2.26cm" svg:height="0.664cm" svg:x="1.087cm" svg:y="11.658cm">
            <draw:text-box>
              <text:p text:style-name="P3"><text:span text:style-name="T1">2</text:span></text:p>
            </draw:text-box>
          </draw:frame>
        </draw:g>
        <draw:g>
          <draw:g>
            <draw:polygon draw:style-name="gr1" draw:text-style-name="P1" draw:layer="layout" svg:width="2.24cm" svg:height="0.5cm" svg:x="3.347cm" svg:y="11.74cm" svg:viewBox="0 0 2241 501" draw:points="0,501 2241,501 2241,0 0,0">
              <text:p/>
            </draw:polygon>
            <draw:polygon draw:style-name="gr4" draw:text-style-name="P4" draw:layer="layout" svg:width="2.24cm" svg:height="0.5cm" svg:x="3.347cm" svg:y="11.74cm" svg:viewBox="0 0 2241 501" draw:points="0,501 2241,501 2241,0 0,0">
              <text:p/>
            </draw:polygon>
          </draw:g>
          <draw:frame draw:style-name="gr5" draw:text-style-name="P5" draw:layer="layout" svg:width="2.24cm" svg:height="0.664cm" svg:x="3.347cm" svg:y="11.658cm">
            <draw:text-box>
              <text:p text:style-name="P3"><text:span text:style-name="T1">4</text:span></text:p>
            </draw:text-box>
          </draw:frame>
        </draw:g>
        <draw:g>
          <draw:g>
            <draw:polygon draw:style-name="gr1" draw:text-style-name="P1" draw:layer="layout" svg:width="2.26cm" svg:height="0.5cm" svg:x="1.087cm" svg:y="12.24cm" svg:viewBox="0 0 2261 501" draw:points="0,501 2261,501 2261,0 0,0">
              <text:p/>
            </draw:polygon>
            <draw:polygon draw:style-name="gr2" draw:text-style-name="P2" draw:layer="layout" svg:width="2.26cm" svg:height="0.5cm" svg:x="1.087cm" svg:y="12.24cm" svg:viewBox="0 0 2261 501" draw:points="0,501 2261,501 2261,0 0,0">
              <text:p/>
            </draw:polygon>
          </draw:g>
          <draw:frame draw:style-name="gr3" draw:text-style-name="P2" draw:layer="layout" svg:width="2.26cm" svg:height="0.664cm" svg:x="1.087cm" svg:y="12.158cm">
            <draw:text-box>
              <text:p text:style-name="P3"><text:span text:style-name="T1">2</text:span></text:p>
            </draw:text-box>
          </draw:frame>
        </draw:g>
        <draw:g xml:id="id7" draw:id="id7">
          <draw:g>
            <draw:polygon draw:style-name="gr1" draw:text-style-name="P1" draw:layer="layout" svg:width="2.24cm" svg:height="0.5cm" svg:x="3.347cm" svg:y="12.24cm" svg:viewBox="0 0 2241 501" draw:points="0,501 2241,501 2241,0 0,0">
              <text:p/>
            </draw:polygon>
            <draw:polygon draw:style-name="gr2" draw:text-style-name="P2" draw:layer="layout" svg:width="2.24cm" svg:height="0.5cm" svg:x="3.347cm" svg:y="12.24cm" svg:viewBox="0 0 2241 501" draw:points="0,501 2241,501 2241,0 0,0">
              <text:p/>
            </draw:polygon>
          </draw:g>
          <draw:frame draw:style-name="gr3" draw:text-style-name="P2" draw:layer="layout" svg:width="2.24cm" svg:height="0.664cm" svg:x="3.347cm" svg:y="12.158cm">
            <draw:text-box>
              <text:p text:style-name="P3"><text:span text:style-name="T1">4</text:span></text:p>
            </draw:text-box>
          </draw:frame>
        </draw:g>
        <draw:connector draw:style-name="gr6" draw:text-style-name="P6" draw:layer="layout" svg:x1="5.573cm" svg:y1="7.436cm" svg:x2="8.199cm" svg:y2="8.582cm" draw:start-shape="id1" draw:start-glue-point="1" draw:end-shape="id2" svg:d="M5573 7436h1313v1146h1313" svg:viewBox="0 0 2627 1147">
          <text:p/>
        </draw:connector>
        <draw:connector draw:style-name="gr6" draw:text-style-name="P7" draw:layer="layout" svg:x1="11.579cm" svg:y1="10.414cm" svg:x2="3.837cm" svg:y2="10.658cm" draw:start-shape="id3" draw:start-glue-point="2" draw:end-shape="id4" draw:end-glue-point="0" svg:d="M11579 10414v500h-3555v-756h-4187v500" svg:viewBox="0 0 7743 757">
          <text:p/>
        </draw:connector>
        <draw:connector draw:style-name="gr6" draw:text-style-name="P7" draw:layer="layout" svg:x1="17.294cm" svg:y1="12.827cm" svg:x2="17.299cm" svg:y2="14.595cm" draw:start-shape="id5" draw:start-glue-point="2" draw:end-shape="id6" draw:end-glue-point="0" svg:d="M17294 12827v884h5v884" svg:viewBox="0 0 6 1769">
          <text:p/>
        </draw:connector>
        <draw:connector draw:style-name="gr6" draw:text-style-name="P7" draw:layer="layout" draw:line-skew="3.492cm" svg:x1="5.588cm" svg:y1="12.49cm" svg:x2="13.914cm" svg:y2="12.495cm" draw:start-shape="id7" draw:start-glue-point="1" draw:end-shape="id8" draw:end-glue-point="3" svg:d="M5588 12490h7655v5h671" svg:viewBox="0 0 8327 6">
          <text:p/>
        </draw:connector>
        <draw:g>
          <draw:g>
            <draw:polygon draw:style-name="gr1" draw:text-style-name="P1" draw:layer="layout" svg:width="1cm" svg:height="0.5cm" svg:x="8.382cm" svg:y="14.677cm" svg:viewBox="0 0 1001 501" draw:points="0,501 1001,501 1001,0 0,0">
              <text:p/>
            </draw:polygon>
            <draw:polygon draw:style-name="gr2" draw:text-style-name="P2" draw:layer="layout" svg:width="1cm" svg:height="0.5cm" svg:x="8.382cm" svg:y="14.677cm" svg:viewBox="0 0 1001 501" draw:points="0,501 1001,501 1001,0 0,0">
              <text:p/>
            </draw:polygon>
          </draw:g>
          <draw:frame draw:style-name="gr3" draw:text-style-name="P2" draw:layer="layout" svg:width="1cm" svg:height="0.664cm" svg:x="8.382cm" svg:y="14.595cm">
            <draw:text-box>
              <text:p text:style-name="P3"><text:span text:style-name="T1">6</text:span></text:p>
            </draw:text-box>
          </draw:frame>
        </draw:g>
        <draw:g>
          <draw:g>
            <draw:polygon draw:style-name="gr1" draw:text-style-name="P1" draw:layer="layout" svg:width="3.5cm" svg:height="0.5cm" svg:x="9.382cm" svg:y="14.677cm" svg:viewBox="0 0 3501 501" draw:points="0,501 3501,501 3501,0 0,0">
              <text:p/>
            </draw:polygon>
            <draw:polygon draw:style-name="gr2" draw:text-style-name="P2" draw:layer="layout" svg:width="3.5cm" svg:height="0.5cm" svg:x="9.382cm" svg:y="14.677cm" svg:viewBox="0 0 3501 501" draw:points="0,501 3501,501 3501,0 0,0">
              <text:p/>
            </draw:polygon>
          </draw:g>
          <draw:frame draw:style-name="gr3" draw:text-style-name="P2" draw:layer="layout" svg:width="3.5cm" svg:height="0.664cm" svg:x="9.382cm" svg:y="14.595cm">
            <draw:text-box>
              <text:p text:style-name="P3"><text:span text:style-name="T1">Bugfixing</text:span></text:p>
            </draw:text-box>
          </draw:frame>
        </draw:g>
        <draw:g xml:id="id11" draw:id="id11">
          <draw:g>
            <draw:polygon draw:style-name="gr1" draw:text-style-name="P1" draw:layer="layout" svg:width="1.5cm" svg:height="0.5cm" svg:x="8.382cm" svg:y="15.177cm" svg:viewBox="0 0 1501 501" draw:points="0,501 1501,501 1501,0 0,0">
              <text:p/>
            </draw:polygon>
            <draw:polygon draw:style-name="gr2" draw:text-style-name="P2" draw:layer="layout" svg:width="1.5cm" svg:height="0.5cm" svg:x="8.382cm" svg:y="15.177cm" svg:viewBox="0 0 1501 501" draw:points="0,501 1501,501 1501,0 0,0">
              <text:p/>
            </draw:polygon>
          </draw:g>
          <draw:frame draw:style-name="gr3" draw:text-style-name="P2" draw:layer="layout" svg:width="1.5cm" svg:height="0.664cm" svg:x="8.382cm" svg:y="15.095cm">
            <draw:text-box>
              <text:p text:style-name="P3"><text:span text:style-name="T1">2</text:span></text:p>
            </draw:text-box>
          </draw:frame>
        </draw:g>
        <draw:g>
          <draw:g>
            <draw:polygon draw:style-name="gr1" draw:text-style-name="P1" draw:layer="layout" svg:width="1.5cm" svg:height="0.5cm" svg:x="9.882cm" svg:y="15.177cm" svg:viewBox="0 0 1501 501" draw:points="0,501 1501,501 1501,0 0,0">
              <text:p/>
            </draw:polygon>
            <draw:polygon draw:style-name="gr2" draw:text-style-name="P2" draw:layer="layout" svg:width="1.5cm" svg:height="0.5cm" svg:x="9.882cm" svg:y="15.177cm" svg:viewBox="0 0 1501 501" draw:points="0,501 1501,501 1501,0 0,0">
              <text:p/>
            </draw:polygon>
          </draw:g>
          <draw:frame draw:style-name="gr3" draw:text-style-name="P2" draw:layer="layout" svg:width="1.5cm" svg:height="0.664cm" svg:x="9.882cm" svg:y="15.095cm">
            <draw:text-box>
              <text:p text:style-name="P3"><text:span text:style-name="T1">0</text:span></text:p>
            </draw:text-box>
          </draw:frame>
        </draw:g>
        <draw:g>
          <draw:g>
            <draw:polygon draw:style-name="gr1" draw:text-style-name="P1" draw:layer="layout" svg:width="1.5cm" svg:height="0.5cm" svg:x="11.382cm" svg:y="15.177cm" svg:viewBox="0 0 1501 501" draw:points="0,501 1501,501 1501,0 0,0">
              <text:p/>
            </draw:polygon>
            <draw:polygon draw:style-name="gr2" draw:text-style-name="P2" draw:layer="layout" svg:width="1.5cm" svg:height="0.5cm" svg:x="11.382cm" svg:y="15.177cm" svg:viewBox="0 0 1501 501" draw:points="0,501 1501,501 1501,0 0,0">
              <text:p/>
            </draw:polygon>
          </draw:g>
          <draw:frame draw:style-name="gr3" draw:text-style-name="P2" draw:layer="layout" svg:width="1.5cm" svg:height="0.664cm" svg:x="11.382cm" svg:y="15.095cm">
            <draw:text-box>
              <text:p text:style-name="P3"><text:span text:style-name="T1">0</text:span></text:p>
            </draw:text-box>
          </draw:frame>
        </draw:g>
        <draw:g>
          <draw:g>
            <draw:polygon draw:style-name="gr1" draw:text-style-name="P1" draw:layer="layout" svg:width="2.26cm" svg:height="0.5cm" svg:x="8.382cm" svg:y="15.677cm" svg:viewBox="0 0 2261 501" draw:points="0,501 2261,501 2261,0 0,0">
              <text:p/>
            </draw:polygon>
            <draw:polygon draw:style-name="gr4" draw:text-style-name="P4" draw:layer="layout" svg:width="2.26cm" svg:height="0.5cm" svg:x="8.382cm" svg:y="15.677cm" svg:viewBox="0 0 2261 501" draw:points="0,501 2261,501 2261,0 0,0">
              <text:p/>
            </draw:polygon>
          </draw:g>
          <draw:frame draw:style-name="gr5" draw:text-style-name="P5" draw:layer="layout" svg:width="2.26cm" svg:height="0.664cm" svg:x="8.382cm" svg:y="15.595cm">
            <draw:text-box>
              <text:p text:style-name="P3"><text:span text:style-name="T1">29</text:span></text:p>
            </draw:text-box>
          </draw:frame>
        </draw:g>
        <draw:g xml:id="id10" draw:id="id10">
          <draw:g>
            <draw:polygon draw:style-name="gr1" draw:text-style-name="P1" draw:layer="layout" svg:width="2.24cm" svg:height="0.5cm" svg:x="10.642cm" svg:y="15.677cm" svg:viewBox="0 0 2241 501" draw:points="0,501 2241,501 2241,0 0,0">
              <text:p/>
            </draw:polygon>
            <draw:polygon draw:style-name="gr2" draw:text-style-name="P2" draw:layer="layout" svg:width="2.24cm" svg:height="0.5cm" svg:x="10.642cm" svg:y="15.677cm" svg:viewBox="0 0 2241 501" draw:points="0,501 2241,501 2241,0 0,0">
              <text:p/>
            </draw:polygon>
          </draw:g>
          <draw:frame draw:style-name="gr3" draw:text-style-name="P2" draw:layer="layout" svg:width="2.24cm" svg:height="0.664cm" svg:x="10.642cm" svg:y="15.595cm">
            <draw:text-box>
              <text:p text:style-name="P3"><text:span text:style-name="T1">31</text:span></text:p>
            </draw:text-box>
          </draw:frame>
        </draw:g>
        <draw:g>
          <draw:g>
            <draw:polygon draw:style-name="gr1" draw:text-style-name="P1" draw:layer="layout" svg:width="2.26cm" svg:height="0.5cm" svg:x="8.382cm" svg:y="16.177cm" svg:viewBox="0 0 2261 501" draw:points="0,501 2261,501 2261,0 0,0">
              <text:p/>
            </draw:polygon>
            <draw:polygon draw:style-name="gr2" draw:text-style-name="P2" draw:layer="layout" svg:width="2.26cm" svg:height="0.5cm" svg:x="8.382cm" svg:y="16.177cm" svg:viewBox="0 0 2261 501" draw:points="0,501 2261,501 2261,0 0,0">
              <text:p/>
            </draw:polygon>
          </draw:g>
          <draw:frame draw:style-name="gr3" draw:text-style-name="P2" draw:layer="layout" svg:width="2.26cm" svg:height="0.664cm" svg:x="8.382cm" svg:y="16.095cm">
            <draw:text-box>
              <text:p text:style-name="P3"><text:span text:style-name="T1">29</text:span></text:p>
            </draw:text-box>
          </draw:frame>
        </draw:g>
        <draw:g>
          <draw:g>
            <draw:polygon draw:style-name="gr1" draw:text-style-name="P1" draw:layer="layout" svg:width="2.24cm" svg:height="0.5cm" svg:x="10.642cm" svg:y="16.177cm" svg:viewBox="0 0 2241 501" draw:points="0,501 2241,501 2241,0 0,0">
              <text:p/>
            </draw:polygon>
            <draw:polygon draw:style-name="gr2" draw:text-style-name="P2" draw:layer="layout" svg:width="2.24cm" svg:height="0.5cm" svg:x="10.642cm" svg:y="16.177cm" svg:viewBox="0 0 2241 501" draw:points="0,501 2241,501 2241,0 0,0">
              <text:p/>
            </draw:polygon>
          </draw:g>
          <draw:frame draw:style-name="gr3" draw:text-style-name="P2" draw:layer="layout" svg:width="2.24cm" svg:height="0.664cm" svg:x="10.642cm" svg:y="16.095cm">
            <draw:text-box>
              <text:p text:style-name="P3"><text:span text:style-name="T1">31</text:span></text:p>
            </draw:text-box>
          </draw:frame>
        </draw:g>
        <draw:g>
          <draw:g>
            <draw:polygon draw:style-name="gr1" draw:text-style-name="P1" draw:layer="layout" svg:width="1cm" svg:height="0.5cm" svg:x="1.651cm" svg:y="14.682cm" svg:viewBox="0 0 1001 501" draw:points="0,501 1001,501 1001,0 0,0">
              <text:p/>
            </draw:polygon>
            <draw:polygon draw:style-name="gr2" draw:text-style-name="P2" draw:layer="layout" svg:width="1cm" svg:height="0.5cm" svg:x="1.651cm" svg:y="14.682cm" svg:viewBox="0 0 1001 501" draw:points="0,501 1001,501 1001,0 0,0">
              <text:p/>
            </draw:polygon>
          </draw:g>
          <draw:frame draw:style-name="gr3" draw:text-style-name="P2" draw:layer="layout" svg:width="1cm" svg:height="0.664cm" svg:x="1.651cm" svg:y="14.6cm">
            <draw:text-box>
              <text:p text:style-name="P3"><text:span text:style-name="T1">7</text:span></text:p>
            </draw:text-box>
          </draw:frame>
        </draw:g>
        <draw:g>
          <draw:g>
            <draw:polygon draw:style-name="gr1" draw:text-style-name="P1" draw:layer="layout" svg:width="3.5cm" svg:height="0.5cm" svg:x="2.651cm" svg:y="14.682cm" svg:viewBox="0 0 3501 501" draw:points="0,501 3501,501 3501,0 0,0">
              <text:p/>
            </draw:polygon>
            <draw:polygon draw:style-name="gr2" draw:text-style-name="P2" draw:layer="layout" svg:width="3.5cm" svg:height="0.5cm" svg:x="2.651cm" svg:y="14.682cm" svg:viewBox="0 0 3501 501" draw:points="0,501 3501,501 3501,0 0,0">
              <text:p/>
            </draw:polygon>
          </draw:g>
          <draw:frame draw:style-name="gr3" draw:text-style-name="P2" draw:layer="layout" svg:width="3.5cm" svg:height="0.664cm" svg:x="2.651cm" svg:y="14.6cm">
            <draw:text-box>
              <text:p text:style-name="P3"><text:span text:style-name="T1">Publish</text:span></text:p>
            </draw:text-box>
          </draw:frame>
        </draw:g>
        <draw:g>
          <draw:g>
            <draw:polygon draw:style-name="gr1" draw:text-style-name="P1" draw:layer="layout" svg:width="1.5cm" svg:height="0.5cm" svg:x="1.651cm" svg:y="15.182cm" svg:viewBox="0 0 1501 501" draw:points="0,501 1501,501 1501,0 0,0">
              <text:p/>
            </draw:polygon>
            <draw:polygon draw:style-name="gr2" draw:text-style-name="P2" draw:layer="layout" svg:width="1.5cm" svg:height="0.5cm" svg:x="1.651cm" svg:y="15.182cm" svg:viewBox="0 0 1501 501" draw:points="0,501 1501,501 1501,0 0,0">
              <text:p/>
            </draw:polygon>
          </draw:g>
          <draw:frame draw:style-name="gr3" draw:text-style-name="P2" draw:layer="layout" svg:width="1.5cm" svg:height="0.664cm" svg:x="1.651cm" svg:y="15.1cm">
            <draw:text-box>
              <text:p text:style-name="P3"><text:span text:style-name="T1">1</text:span></text:p>
            </draw:text-box>
          </draw:frame>
        </draw:g>
        <draw:g>
          <draw:g>
            <draw:polygon draw:style-name="gr1" draw:text-style-name="P1" draw:layer="layout" svg:width="1.5cm" svg:height="0.5cm" svg:x="3.151cm" svg:y="15.182cm" svg:viewBox="0 0 1501 501" draw:points="0,501 1501,501 1501,0 0,0">
              <text:p/>
            </draw:polygon>
            <draw:polygon draw:style-name="gr2" draw:text-style-name="P2" draw:layer="layout" svg:width="1.5cm" svg:height="0.5cm" svg:x="3.151cm" svg:y="15.182cm" svg:viewBox="0 0 1501 501" draw:points="0,501 1501,501 1501,0 0,0">
              <text:p/>
            </draw:polygon>
          </draw:g>
          <draw:frame draw:style-name="gr3" draw:text-style-name="P2" draw:layer="layout" svg:width="1.5cm" svg:height="0.664cm" svg:x="3.151cm" svg:y="15.1cm">
            <draw:text-box>
              <text:p text:style-name="P3"><text:span text:style-name="T1">0</text:span></text:p>
            </draw:text-box>
          </draw:frame>
        </draw:g>
        <draw:g xml:id="id12" draw:id="id12">
          <draw:g>
            <draw:polygon draw:style-name="gr1" draw:text-style-name="P1" draw:layer="layout" svg:width="1.5cm" svg:height="0.5cm" svg:x="4.651cm" svg:y="15.182cm" svg:viewBox="0 0 1501 501" draw:points="0,501 1501,501 1501,0 0,0">
              <text:p/>
            </draw:polygon>
            <draw:polygon draw:style-name="gr2" draw:text-style-name="P2" draw:layer="layout" svg:width="1.5cm" svg:height="0.5cm" svg:x="4.651cm" svg:y="15.182cm" svg:viewBox="0 0 1501 501" draw:points="0,501 1501,501 1501,0 0,0">
              <text:p/>
            </draw:polygon>
          </draw:g>
          <draw:frame draw:style-name="gr3" draw:text-style-name="P2" draw:layer="layout" svg:width="1.5cm" svg:height="0.664cm" svg:x="4.651cm" svg:y="15.1cm">
            <draw:text-box>
              <text:p text:style-name="P3"><text:span text:style-name="T1">0</text:span></text:p>
            </draw:text-box>
          </draw:frame>
        </draw:g>
        <draw:g>
          <draw:g>
            <draw:polygon draw:style-name="gr1" draw:text-style-name="P1" draw:layer="layout" svg:width="2.26cm" svg:height="0.5cm" svg:x="1.651cm" svg:y="15.682cm" svg:viewBox="0 0 2261 501" draw:points="0,501 2261,501 2261,0 0,0">
              <text:p/>
            </draw:polygon>
            <draw:polygon draw:style-name="gr4" draw:text-style-name="P4" draw:layer="layout" svg:width="2.26cm" svg:height="0.5cm" svg:x="1.651cm" svg:y="15.682cm" svg:viewBox="0 0 2261 501" draw:points="0,501 2261,501 2261,0 0,0">
              <text:p/>
            </draw:polygon>
          </draw:g>
          <draw:frame draw:style-name="gr5" draw:text-style-name="P5" draw:layer="layout" svg:width="2.26cm" svg:height="0.664cm" svg:x="1.651cm" svg:y="15.6cm">
            <draw:text-box>
              <text:p text:style-name="P3"><text:span text:style-name="T1">31</text:span></text:p>
            </draw:text-box>
          </draw:frame>
        </draw:g>
        <draw:g>
          <draw:g>
            <draw:polygon draw:style-name="gr1" draw:text-style-name="P1" draw:layer="layout" svg:width="2.24cm" svg:height="0.5cm" svg:x="3.911cm" svg:y="15.682cm" svg:viewBox="0 0 2241 501" draw:points="0,501 2241,501 2241,0 0,0">
              <text:p/>
            </draw:polygon>
            <draw:polygon draw:style-name="gr2" draw:text-style-name="P2" draw:layer="layout" svg:width="2.24cm" svg:height="0.5cm" svg:x="3.911cm" svg:y="15.682cm" svg:viewBox="0 0 2241 501" draw:points="0,501 2241,501 2241,0 0,0">
              <text:p/>
            </draw:polygon>
          </draw:g>
          <draw:frame draw:style-name="gr3" draw:text-style-name="P2" draw:layer="layout" svg:width="2.24cm" svg:height="0.664cm" svg:x="3.911cm" svg:y="15.6cm">
            <draw:text-box>
              <text:p text:style-name="P3"><text:span text:style-name="T1">32</text:span></text:p>
            </draw:text-box>
          </draw:frame>
        </draw:g>
        <draw:g>
          <draw:g>
            <draw:polygon draw:style-name="gr1" draw:text-style-name="P1" draw:layer="layout" svg:width="2.26cm" svg:height="0.5cm" svg:x="1.651cm" svg:y="16.182cm" svg:viewBox="0 0 2261 501" draw:points="0,501 2261,501 2261,0 0,0">
              <text:p/>
            </draw:polygon>
            <draw:polygon draw:style-name="gr2" draw:text-style-name="P2" draw:layer="layout" svg:width="2.26cm" svg:height="0.5cm" svg:x="1.651cm" svg:y="16.182cm" svg:viewBox="0 0 2261 501" draw:points="0,501 2261,501 2261,0 0,0">
              <text:p/>
            </draw:polygon>
          </draw:g>
          <draw:frame draw:style-name="gr3" draw:text-style-name="P2" draw:layer="layout" svg:width="2.26cm" svg:height="0.664cm" svg:x="1.651cm" svg:y="16.1cm">
            <draw:text-box>
              <text:p text:style-name="P3"><text:span text:style-name="T1">31</text:span></text:p>
            </draw:text-box>
          </draw:frame>
        </draw:g>
        <draw:g>
          <draw:g>
            <draw:polygon draw:style-name="gr1" draw:text-style-name="P1" draw:layer="layout" svg:width="2.24cm" svg:height="0.5cm" svg:x="3.911cm" svg:y="16.182cm" svg:viewBox="0 0 2241 501" draw:points="0,501 2241,501 2241,0 0,0">
              <text:p/>
            </draw:polygon>
            <draw:polygon draw:style-name="gr2" draw:text-style-name="P2" draw:layer="layout" svg:width="2.24cm" svg:height="0.5cm" svg:x="3.911cm" svg:y="16.182cm" svg:viewBox="0 0 2241 501" draw:points="0,501 2241,501 2241,0 0,0">
              <text:p/>
            </draw:polygon>
          </draw:g>
          <draw:frame draw:style-name="gr3" draw:text-style-name="P2" draw:layer="layout" svg:width="2.24cm" svg:height="0.664cm" svg:x="3.911cm" svg:y="16.1cm">
            <draw:text-box>
              <text:p text:style-name="P3"><text:span text:style-name="T1">32</text:span></text:p>
            </draw:text-box>
          </draw:frame>
        </draw:g>
        <draw:connector draw:style-name="gr6" draw:text-style-name="P7" draw:layer="layout" svg:x1="14.549cm" svg:y1="15.427cm" svg:x2="12.883cm" svg:y2="15.927cm" draw:start-shape="id9" draw:start-glue-point="3" draw:end-shape="id10" draw:end-glue-point="1" svg:d="M14549 15427h-833v500h-833" svg:viewBox="0 0 1667 501">
          <text:p/>
        </draw:connector>
        <draw:connector draw:style-name="gr6" draw:text-style-name="P7" draw:layer="layout" svg:x1="8.382cm" svg:y1="15.427cm" svg:x2="6.152cm" svg:y2="15.432cm" draw:start-shape="id11" draw:start-glue-point="3" draw:end-shape="id12" draw:end-glue-point="1" svg:d="M8382 15427h-1115v5h-1115" svg:viewBox="0 0 2231 6">
          <text:p/>
        </draw:connector>
        <draw:g>
          <draw:g>
            <draw:polygon draw:style-name="gr1" draw:text-style-name="P1" draw:layer="layout" svg:width="1cm" svg:height="0.5cm" svg:x="13.589cm" svg:y="7.067cm" svg:viewBox="0 0 1001 501" draw:points="0,501 1001,501 1001,0 0,0">
              <text:p/>
            </draw:polygon>
            <draw:polygon draw:style-name="gr2" draw:text-style-name="P2" draw:layer="layout" svg:width="1cm" svg:height="0.5cm" svg:x="13.589cm" svg:y="7.067cm" svg:viewBox="0 0 1001 501" draw:points="0,501 1001,501 1001,0 0,0">
              <text:p/>
            </draw:polygon>
          </draw:g>
          <draw:frame draw:style-name="gr3" draw:text-style-name="P2" draw:layer="layout" svg:width="1cm" svg:height="0.664cm" svg:x="13.589cm" svg:y="6.985cm">
            <draw:text-box>
              <text:p text:style-name="P3"><text:span text:style-name="T1">2</text:span></text:p>
            </draw:text-box>
          </draw:frame>
        </draw:g>
        <draw:g>
          <draw:g>
            <draw:polygon draw:style-name="gr1" draw:text-style-name="P1" draw:layer="layout" svg:width="3.5cm" svg:height="0.5cm" svg:x="14.589cm" svg:y="7.067cm" svg:viewBox="0 0 3501 501" draw:points="0,501 3501,501 3501,0 0,0">
              <text:p/>
            </draw:polygon>
            <draw:polygon draw:style-name="gr2" draw:text-style-name="P2" draw:layer="layout" svg:width="3.5cm" svg:height="0.5cm" svg:x="14.589cm" svg:y="7.067cm" svg:viewBox="0 0 3501 501" draw:points="0,501 3501,501 3501,0 0,0">
              <text:p/>
            </draw:polygon>
          </draw:g>
          <draw:frame draw:style-name="gr3" draw:text-style-name="P2" draw:layer="layout" svg:width="3.5cm" svg:height="0.664cm" svg:x="14.589cm" svg:y="6.985cm">
            <draw:text-box>
              <text:p text:style-name="P3"><text:span text:style-name="T1">Fragen</text:span></text:p>
            </draw:text-box>
          </draw:frame>
        </draw:g>
        <draw:g xml:id="id15" draw:id="id15">
          <draw:g>
            <draw:polygon draw:style-name="gr1" draw:text-style-name="P1" draw:layer="layout" svg:width="1.5cm" svg:height="0.5cm" svg:x="13.589cm" svg:y="7.567cm" svg:viewBox="0 0 1501 501" draw:points="0,501 1501,501 1501,0 0,0">
              <text:p/>
            </draw:polygon>
            <draw:polygon draw:style-name="gr2" draw:text-style-name="P2" draw:layer="layout" svg:width="1.5cm" svg:height="0.5cm" svg:x="13.589cm" svg:y="7.567cm" svg:viewBox="0 0 1501 501" draw:points="0,501 1501,501 1501,0 0,0">
              <text:p/>
            </draw:polygon>
          </draw:g>
          <draw:frame draw:style-name="gr3" draw:text-style-name="P2" draw:layer="layout" svg:width="1.5cm" svg:height="0.664cm" svg:x="13.589cm" svg:y="7.485cm">
            <draw:text-box>
              <text:p text:style-name="P3"><text:span text:style-name="T1">1</text:span></text:p>
            </draw:text-box>
          </draw:frame>
        </draw:g>
        <draw:g>
          <draw:g>
            <draw:polygon draw:style-name="gr1" draw:text-style-name="P1" draw:layer="layout" svg:width="1.5cm" svg:height="0.5cm" svg:x="15.089cm" svg:y="7.567cm" svg:viewBox="0 0 1501 501" draw:points="0,501 1501,501 1501,0 0,0">
              <text:p/>
            </draw:polygon>
            <draw:polygon draw:style-name="gr2" draw:text-style-name="P2" draw:layer="layout" svg:width="1.5cm" svg:height="0.5cm" svg:x="15.089cm" svg:y="7.567cm" svg:viewBox="0 0 1501 501" draw:points="0,501 1501,501 1501,0 0,0">
              <text:p/>
            </draw:polygon>
          </draw:g>
          <draw:frame draw:style-name="gr3" draw:text-style-name="P2" draw:layer="layout" svg:width="1.5cm" svg:height="0.664cm" svg:x="15.089cm" svg:y="7.485cm">
            <draw:text-box>
              <text:p text:style-name="P3"><text:span text:style-name="T1">2</text:span></text:p>
            </draw:text-box>
          </draw:frame>
        </draw:g>
        <draw:g>
          <draw:g>
            <draw:polygon draw:style-name="gr1" draw:text-style-name="P1" draw:layer="layout" svg:width="1.5cm" svg:height="0.5cm" svg:x="16.589cm" svg:y="7.567cm" svg:viewBox="0 0 1501 501" draw:points="0,501 1501,501 1501,0 0,0">
              <text:p/>
            </draw:polygon>
            <draw:polygon draw:style-name="gr2" draw:text-style-name="P2" draw:layer="layout" svg:width="1.5cm" svg:height="0.5cm" svg:x="16.589cm" svg:y="7.567cm" svg:viewBox="0 0 1501 501" draw:points="0,501 1501,501 1501,0 0,0">
              <text:p/>
            </draw:polygon>
          </draw:g>
          <draw:frame draw:style-name="gr3" draw:text-style-name="P2" draw:layer="layout" svg:width="1.5cm" svg:height="0.664cm" svg:x="16.589cm" svg:y="7.485cm">
            <draw:text-box>
              <text:p text:style-name="P3"><text:span text:style-name="T1">2</text:span></text:p>
            </draw:text-box>
          </draw:frame>
        </draw:g>
        <draw:g>
          <draw:g>
            <draw:polygon draw:style-name="gr1" draw:text-style-name="P1" draw:layer="layout" svg:width="2.26cm" svg:height="0.5cm" svg:x="13.589cm" svg:y="8.067cm" svg:viewBox="0 0 2261 501" draw:points="0,501 2261,501 2261,0 0,0">
              <text:p/>
            </draw:polygon>
            <draw:polygon draw:style-name="gr4" draw:text-style-name="P4" draw:layer="layout" svg:width="2.26cm" svg:height="0.5cm" svg:x="13.589cm" svg:y="8.067cm" svg:viewBox="0 0 2261 501" draw:points="0,501 2261,501 2261,0 0,0">
              <text:p/>
            </draw:polygon>
          </draw:g>
          <draw:frame draw:style-name="gr5" draw:text-style-name="P5" draw:layer="layout" svg:width="2.26cm" svg:height="0.664cm" svg:x="13.589cm" svg:y="7.985cm">
            <draw:text-box>
              <text:p text:style-name="P3"><text:span text:style-name="T1">1</text:span></text:p>
            </draw:text-box>
          </draw:frame>
        </draw:g>
        <draw:g>
          <draw:g>
            <draw:polygon draw:style-name="gr1" draw:text-style-name="P1" draw:layer="layout" svg:width="2.24cm" svg:height="0.5cm" svg:x="15.849cm" svg:y="8.067cm" svg:viewBox="0 0 2241 501" draw:points="0,501 2241,501 2241,0 0,0">
              <text:p/>
            </draw:polygon>
            <draw:polygon draw:style-name="gr4" draw:text-style-name="P4" draw:layer="layout" svg:width="2.24cm" svg:height="0.5cm" svg:x="15.849cm" svg:y="8.067cm" svg:viewBox="0 0 2241 501" draw:points="0,501 2241,501 2241,0 0,0">
              <text:p/>
            </draw:polygon>
          </draw:g>
          <draw:frame draw:style-name="gr5" draw:text-style-name="P5" draw:layer="layout" svg:width="2.24cm" svg:height="0.664cm" svg:x="15.849cm" svg:y="7.985cm">
            <draw:text-box>
              <text:p text:style-name="P3"><text:span text:style-name="T1">2</text:span></text:p>
            </draw:text-box>
          </draw:frame>
        </draw:g>
        <draw:g>
          <draw:g>
            <draw:polygon draw:style-name="gr1" draw:text-style-name="P1" draw:layer="layout" svg:width="2.26cm" svg:height="0.5cm" svg:x="13.589cm" svg:y="8.567cm" svg:viewBox="0 0 2261 501" draw:points="0,501 2261,501 2261,0 0,0">
              <text:p/>
            </draw:polygon>
            <draw:polygon draw:style-name="gr2" draw:text-style-name="P2" draw:layer="layout" svg:width="2.26cm" svg:height="0.5cm" svg:x="13.589cm" svg:y="8.567cm" svg:viewBox="0 0 2261 501" draw:points="0,501 2261,501 2261,0 0,0">
              <text:p/>
            </draw:polygon>
          </draw:g>
          <draw:frame draw:style-name="gr3" draw:text-style-name="P2" draw:layer="layout" svg:width="2.26cm" svg:height="0.664cm" svg:x="13.589cm" svg:y="8.485cm">
            <draw:text-box>
              <text:p text:style-name="P3"><text:span text:style-name="T1">3</text:span></text:p>
            </draw:text-box>
          </draw:frame>
        </draw:g>
        <draw:g xml:id="id13" draw:id="id13">
          <draw:g>
            <draw:polygon draw:style-name="gr1" draw:text-style-name="P1" draw:layer="layout" svg:width="2.24cm" svg:height="0.5cm" svg:x="15.849cm" svg:y="8.567cm" svg:viewBox="0 0 2241 501" draw:points="0,501 2241,501 2241,0 0,0">
              <text:p/>
            </draw:polygon>
            <draw:polygon draw:style-name="gr2" draw:text-style-name="P2" draw:layer="layout" svg:width="2.24cm" svg:height="0.5cm" svg:x="15.849cm" svg:y="8.567cm" svg:viewBox="0 0 2241 501" draw:points="0,501 2241,501 2241,0 0,0">
              <text:p/>
            </draw:polygon>
          </draw:g>
          <draw:frame draw:style-name="gr3" draw:text-style-name="P2" draw:layer="layout" svg:width="2.24cm" svg:height="0.664cm" svg:x="15.849cm" svg:y="8.485cm">
            <draw:text-box>
              <text:p text:style-name="P3"><text:span text:style-name="T1">4</text:span></text:p>
            </draw:text-box>
          </draw:frame>
        </draw:g>
        <draw:connector draw:style-name="gr7" draw:text-style-name="P7" draw:layer="layout" svg:x1="16.969cm" svg:y1="9.149cm" svg:x2="16.664cm" svg:y2="10.663cm" draw:start-shape="id13" draw:end-shape="id14" draw:end-glue-point="0" svg:d="M16969 9149v757h-305v757" svg:viewBox="0 0 306 1515">
          <text:p/>
        </draw:connector>
        <draw:connector draw:style-name="gr8" draw:text-style-name="P7" draw:layer="layout" svg:x1="5.573cm" svg:y1="7.436cm" svg:x2="13.589cm" svg:y2="7.817cm" draw:start-shape="id1" draw:start-glue-point="1" draw:end-shape="id15" draw:end-glue-point="3" svg:d="M5573 7436h4008v381h4008" svg:viewBox="0 0 8017 38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6-11T12:46:22.032427310</dc:date>
    <meta:editing-duration>PT2H55M35S</meta:editing-duration>
    <meta:editing-cycles>72</meta:editing-cycles>
    <meta:generator>LibreOffice/6.0.7.3$Linux_X86_64 LibreOffice_project/00m0$Build-3</meta:generator>
    <meta:document-statistic meta:object-count="368"/>
  </office:meta>
</office:document-meta>
</file>